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P4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6" style:family="paragraph" style:parent-style-name="Standard">
      <style:text-properties style:font-name="Times New Roman1" fo:font-size="10pt" fo:language="en" fo:country="US" fo:font-weight="bold" style:font-name-asian="Times New Roman1" style:font-size-asian="10pt" style:language-asian="en" style:country-asian="US" style:font-weight-asian="bold" style:font-name-complex="Times New Roman1" style:font-size-complex="10pt" style:language-complex="en" style:country-complex="US" style:font-weight-complex="bold"/>
    </style:style>
    <style:style style:name="P7" style:family="paragraph" style:parent-style-name="Standard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2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Preformatted_20_Text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6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none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1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2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3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4" style:family="paragraph" style:parent-style-name="Standard">
      <style:paragraph-properties fo:margin-left="0in" fo:margin-right="0in" fo:text-indent="0.0874in" style:auto-text-indent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5" style:family="paragraph" style:parent-style-name="Standard">
      <style:paragraph-properties fo:margin-left="0in" fo:margin-right="0in" fo:text-indent="0.0874in" style:auto-text-indent="false"/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26" style:family="paragraph" style:parent-style-name="Standard">
      <style:paragraph-properties fo:margin-left="0.3925in" fo:margin-right="0in" fo:text-indent="-0.098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7" style:family="paragraph" style:parent-style-name="Standard">
      <style:paragraph-properties fo:margin-left="0.2717in" fo:margin-right="0in" fo:text-indent="-0.2717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8" style:family="paragraph" style:parent-style-name="Standard">
      <style:paragraph-properties fo:margin-left="0.2866in" fo:margin-right="0in" fo:text-align="justify" style:justify-single-word="false" fo:text-indent="-0.2866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9" style:family="paragraph" style:parent-style-name="Standard">
      <style:paragraph-properties fo:margin-left="0.1508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30" style:family="paragraph" style:parent-style-name="Standard">
      <style:paragraph-properties fo:margin-left="0.2417in" fo:margin-right="0in" fo:text-align="justify" style:justify-single-word="false" fo:text-indent="-0.2417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1" style:family="paragraph" style:parent-style-name="Standard">
      <style:paragraph-properties fo:margin-left="0.2417in" fo:margin-right="0in" fo:text-align="justify" style:justify-single-word="false" fo:text-indent="-0.0075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2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3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4" style:family="paragraph" style:parent-style-name="Standard">
      <style:text-properties style:font-name="Times New Roman1" fo:font-size="12pt" fo:language="en" fo:country="US" style:font-name-asian="Times New Roman1" style:font-size-asian="12pt" style:language-asian="en" style:country-asian="US" style:font-name-complex="Times New Roman1" style:font-size-complex="12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" fo:font-size="8pt" style:font-size-asian="8pt" style:font-size-complex="8pt"/>
    </style:style>
    <style:style style:name="T4" style:family="text">
      <style:text-properties style:font-name="Times New Roman1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</text:p>
      <text:p text:style-name="P1"><text:s text:c="3"/></text:p>
      <text:p text:style-name="P4"><text:s text:c="4"/>a. valamelyik csomagkezelővel installáld a mapserver-t</text:p>
      <text:p text:style-name="P15">sudo apt-get update</text:p>
      <text:p text:style-name="P15">sudo apt-get install cgi-mapserver mapserver-bin mapserver-doc php5-mapscript python-mapscript</text:p>
      <text:p text:style-name="P4"/>
      <text:p text:style-name="P4"><text:s text:c="4"/>b. keresd meg /etc/apache2/sites-enabled/000-default fájlt</text:p>
      <text:p text:style-name="P27"><text:s text:c="4"/>c. ebben keresd meg a cgi-bin elérését a helyi fájlrendszerben. Ez valszeg: <text:span text:style-name="T5">/usr/lib/cgi-bin</text:span><text:span text:style-name="T6">. Minden valószínüség szerint itt helyezkedik el a </text:span><text:span text:style-name="T5">mapserv</text:span><text:span text:style-name="T6"> file. Ha nem, gáz van.</text:span></text:p>
      <text:p text:style-name="P4"><text:s text:c="4"/>d. szintén ebben a fájlban helyezd el azt az elérési utvonalat, ahova a mintafeladatot fogod elhelyezni</text:p>
      <text:p text:style-name="P4"><text:tab/>mondjuk ez legyen a /home/akoel/www konyvtar akkor a következő bejegyzést kell tenni:</text:p>
      <text:p text:style-name="P4"><text:tab/></text:p>
      <text:p text:style-name="P15">Alias /mapserver/demo/ "/home/akoel/www/demo/"</text:p>
      <text:p text:style-name="P15">&lt;Directory "/home/akoel/www/demo/"&gt;</text:p>
      <text:p text:style-name="P15"><text:s text:c="4"/>Options Indexes Multiviews FollowSymlinks</text:p>
      <text:p text:style-name="P15"><text:s text:c="4"/>AllowOverride None</text:p>
      <text:p text:style-name="P15"><text:s text:c="4"/>Order deny,allow</text:p>
      <text:p text:style-name="P15"><text:s text:c="4"/>Deny from all</text:p>
      <text:p text:style-name="P15"><text:s text:c="4"/>Allow from 127.0.0.0/255.0.0.0 ::1/128</text:p>
      <text:p text:style-name="P15">&lt;/Directory&gt;</text:p>
      <text:p text:style-name="P4"/>
      <text:p text:style-name="P4"><text:s text:c="4"/>e. toltsd le a MapServer5.4x Demo konyvtarat es helyezd el tartalmat a lokalis web konyvtarba (home/akoel/www/)</text:p>
      <text:p text:style-name="P28"><text:s text:c="3"/>f. olvasd el a README file-t és járj el az utasításai szerint, vagyis végezd el két fájl tartalmának módosítását a helyi beállítások alapján</text:p>
      <text:p text:style-name="P4"><text:tab/>-index.html</text:p>
      <text:p text:style-name="P4"><text:tab/> <text:s text:c="3"/>cgi-bin könyvtárban elhelyezett mapserv fájl elérésének beállítása. &lt;form name="demo" method="GET" action= </text:p>
      <text:p text:style-name="P4"><text:tab/><text:tab/>(/usr/lib/cgi-bin/mapserv)</text:p>
      <text:p text:style-name="P4"><text:tab/> <text:s text:c="3"/>itasca.map fájl elérésének beállítása. &lt;input type="hidden" name="map" value="</text:p>
      <text:p text:style-name="P4"><text:tab/><text:tab/>(/home/akoel/www/demo/itasca.map)</text:p>
      <text:p text:style-name="P4"><text:tab/> <text:s text:c="3"/>&lt;input type="hidden" name="root" value="</text:p>
      <text:p text:style-name="P4"><text:tab/><text:tab/>(/cadastre/demo)</text:p>
      <text:p text:style-name="P4"><text:tab/>-itasca.map</text:p>
      <text:p text:style-name="P4"><text:tab/> <text:s text:c="3"/>IMAGEPATH valtozó beállítása (/home/akoel/Projects/www/demo/tmp/)</text:p>
      <text:p text:style-name="P4"><text:tab/> <text:s text:c="3"/>IMAGEURL valtozo beállítása (/mapserver/demo/tmp/)</text:p>
      <text:p text:style-name="P4"><text:tab/> <text:s text:c="3"/>WMS_ONLINERESOURCHE változó beállítása (http://localhost.localdomain/cadastre/demo/index.html)</text:p>
      <text:p text:style-name="P4"><text:s text:c="4"/>g.<text:tab/>tedd irható/olvashatóvá a tmp fájlt az apache felhasználó számára (www-data)</text:p>
      <text:p text:style-name="P4"/>
      <text:p text:style-name="P2">2. php/MapScript Sample install</text:p>
      <text:p text:style-name="P1"><text:s text:c="3"/><text:span text:style-name="T2"><text:s/>a.<text:tab/>szukseg van a dbase.so fajlra, de sehol sem all rendelkezesre, ugyhogy nekunk kell leforditani:</text:span></text:p>
      <text:p text:style-name="P5"><text:tab/>Become root:</text:p>
      <text:p text:style-name="P11"><text:s/>root@zenware:/# sudo su<text:tab/></text:p>
      <text:p text:style-name="P5"><text:tab/><text:tab/>and type <text:s/>your password</text:p>
      <text:p text:style-name="P5"/>
      <text:p text:style-name="P5"><text:tab/>Get the Source code, Subversion, and Tools</text:p>
      <text:p text:style-name="P10">apt-get install shtool dpkg-dev subversion</text:p>
      <text:p text:style-name="P10">cd /opt</text:p>
      <text:p text:style-name="P10">mkdir php</text:p>
      <text:p text:style-name="P10">cd /opt/php</text:p>
      <text:p text:style-name="P10"><text:s/>apt-get source php5 php5-dev</text:p>
      <text:p text:style-name="P9"/>
      <text:p text:style-name="P9"><text:tab/>Get the source for dbase extension</text:p>
      <text:p text:style-name="P11">cd /opt/php/php5-5.3.2/ext/</text:p>
      <text:p text:style-name="P11">mkdir dbase</text:p>
      <text:p text:style-name="P11">svn co http://svn.php.net/repository/pecl/dbase/trunk dbase</text:p>
      <text:p text:style-name="P5"/>
      <text:p text:style-name="P5"><text:tab/>Compile the Extension</text:p>
      <text:p text:style-name="P11">cd /opt/php/php5-5.3.2/ext/dbase</text:p>
      <text:p text:style-name="P11">phpize</text:p>
      <text:p text:style-name="P11">./configure</text:p>
      <text:p text:style-name="P11">make</text:p>
      <text:p text:style-name="P5"/>
      <text:p text:style-name="P5"><text:tab/>Copy the extension</text:p>
      <text:p text:style-name="P16"><text:soft-page-break/>cp /opt/php/php5-5.3.2/ext/dbase/modules/dbase.so /usr/lib/php5/20090626+lfs/.</text:p>
      <text:p text:style-name="P5"/>
      <text:p text:style-name="P5"><text:tab/>Restart Apache</text:p>
      <text:p text:style-name="P11">/etc/init.d/apache2 restart</text:p>
      <text:p text:style-name="P5"/>
      <text:p text:style-name="P2">3. PostgreSQL 9.1</text:p>
      <text:p text:style-name="P1"/>
      <text:p text:style-name="P1">3.1 megoldas 1.</text:p>
      <text:p text:style-name="P29">a. Uninstalláljuk a régebbi verziókat:</text:p>
      <text:p text:style-name="P5"/>
      <text:p text:style-name="P11">sudo dpkg --purge postgis postgresql-9.1-postgis postgresql-9.1-postgis2</text:p>
      <text:p text:style-name="P5"/>
      <text:p text:style-name="P29">b. Új repository hozzaadas</text:p>
      <text:p text:style-name="P5"/>
      <text:p text:style-name="P11"/>
      <text:p text:style-name="P13">sudo apt-add-repository ppa:sharpie/for-science <text:s/># To get GEOS 3.3.2 </text:p>
      <text:p text:style-name="P13">sudo apt-add-repository ppa:sharpie/postgis-nightly</text:p>
      <text:p text:style-name="P13">sudo apt-get update</text:p>
      <text:p text:style-name="P11"/>
      <text:p text:style-name="P5"/>
      <text:p text:style-name="P29">c. Installálás</text:p>
      <text:p text:style-name="P5"/>
      <text:p text:style-name="P11"/>
      <text:p text:style-name="P13">sudo apt-get install postgresql-9.1-postgis</text:p>
      <text:p text:style-name="P13"/>
      <text:p text:style-name="P5"/>
      <text:p text:style-name="P1">3.2 megoldas 2.</text:p>
      <text:p text:style-name="P29"/>
      <text:p text:style-name="P5">Ubuntu 12.04-ben simán a Synaptic csomagkezelőből választom ki az installálandó elemeket:</text:p>
      <text:p text:style-name="P5"/>
      <text:p text:style-name="P5">postgresql</text:p>
      <text:p text:style-name="P5">phppgadmin</text:p>
      <text:p text:style-name="P5">pgadmin3</text:p>
      <text:p text:style-name="P3"/>
      <text:p text:style-name="P1">3.3 megoldas 3.</text:p>
      <text:p text:style-name="P5">Letoltom a forrast és lebuildelem magam. Ez azért van, mert a legujabb revisio meg nincs bent az umuntu repository-ban</text:p>
      <text:p text:style-name="P5"/>
      <text:p text:style-name="P2">4. PosgGIS 2.1</text:p>
      <text:p text:style-name="P2"/>
      <text:p text:style-name="P19">sudo apt-get install python-software-properties</text:p>
      <text:p text:style-name="P19">sudo add-apt-repository ppa:sharpie/for-science</text:p>
      <text:p text:style-name="P19">sudo add-apt-repository ppa:sharpie/postgis-stable</text:p>
      <text:p text:style-name="P19">sudo add-apt-repository ppa:ubuntugis/ubuntugis-unstable</text:p>
      <text:p text:style-name="P19">sudo apt-get update<text:tab/></text:p>
      <text:p text:style-name="P19">sudo apt-get install postgresql-9.1-postgis2</text:p>
      <text:p text:style-name="P19">sudo apt-get install postgresql-contrib-9.1</text:p>
      <text:p text:style-name="P2"/>
      <text:p text:style-name="P2">5. PostGis külső beállítások</text:p>
      <text:p text:style-name="P2"/>
      <text:p text:style-name="P4"><text:s text:c="4"/>a. Allitsuk be a jelszot a postgres felhasznalo szamara</text:p>
      <text:p text:style-name="P4"><text:s text:c="4"/></text:p>
      <text:p text:style-name="P20">sudo su postgres -c psql template1</text:p>
      <text:p text:style-name="P20">template1=# ALTER USER postgres WITH PASSWORD 'uj_password'</text:p>
      <text:p text:style-name="P20">template1=# \q</text:p>
      <text:p text:style-name="P4"><text:tab/></text:p>
      <text:p text:style-name="P4"><text:s text:c="4"/>b. Valtoztassuk meg a jelszot a Linux postgres user szamara is</text:p>
      <text:p text:style-name="P4"/>
      <text:p text:style-name="P15">sudo passwd -d postgres <text:s text:c="31"/>#torli a regi jelszot</text:p>
      <text:p text:style-name="P15">sudo su postgres -c 'uj_password' <text:s text:c="17"/>#ez nem mukodik<text:span text:style-name="T4"><text:tab/></text:span></text:p>
      <text:p text:style-name="P4"/>
      <text:p text:style-name="P4"><text:s text:c="4"/>c. Innen kezdve hasznalhatjuk a gpAdmin programot is es a parancssort is hogy futtassuk az adatbazisszervert. de</text:p>
      <text:p text:style-name="P4"><text:soft-page-break/><text:s text:c="7"/>elotte set-up oljuk a postgresql admin csomagot, ami jobb beloggolast biztosit</text:p>
      <text:p text:style-name="P4"><text:s text:c="7"/></text:p>
      <text:p text:style-name="P12">sudo -u postgers psql</text:p>
      <text:p text:style-name="P12">CREATE EXTENSION “adminpack”;</text:p>
      <text:p text:style-name="P4"><text:s text:c="4"/></text:p>
      <text:p text:style-name="P4"><text:s text:c="4"/>f. Hozzaferesek beallitasa, hogy ki hasznalhatja a szervert</text:p>
      <text:p text:style-name="P4"><text:s text:c="4"/></text:p>
      <text:p text:style-name="P15">sudo gedit /etc/postgresql/9.1/main/postgresql.conf</text:p>
      <text:p text:style-name="P4"><text:s text:c="4"/></text:p>
      <text:p text:style-name="P4"><text:tab/>Ha nem csak lokalis hozzaferest biztositunk akkor a kovetkezo sort modositsuk</text:p>
      <text:p text:style-name="P4"/>
      <text:p text:style-name="P17">#listen_addresses = 'localhost'</text:p>
      <text:p text:style-name="P17"><text:tab/> <text:s text:c="3"/></text:p>
      <text:p text:style-name="P17">listen_addresses = '*' <text:s text:c="3"/></text:p>
      <text:p text:style-name="P4"/>
      <text:p text:style-name="P4"><text:tab/>Valamint</text:p>
      <text:p text:style-name="P20">#password_encryption = on</text:p>
      <text:p text:style-name="P20"><text:tab/> <text:s text:c="3"/></text:p>
      <text:p text:style-name="P20">password_encryption = on<text:tab/> <text:s text:c="3"/></text:p>
      <text:p text:style-name="P4"/>
      <text:p text:style-name="P4"><text:tab/>Vegul mentsuk el a fajlt</text:p>
      <text:p text:style-name="P4"><text:tab/></text:p>
      <text:p text:style-name="P4"><text:tab/></text:p>
      <text:p text:style-name="P4"><text:s text:c="4"/>e. Uj user létrehozása</text:p>
      <text:p text:style-name="P4"/>
      <text:p text:style-name="P4"><text:s text:c="4"/><text:tab/>Lépjünk be postgresql adminisztraciójába<text:tab/></text:p>
      <text:p text:style-name="P7"/>
      <text:p text:style-name="P8">sudo su postgres </text:p>
      <text:p text:style-name="P4"/>
      <text:p text:style-name="P4"><text:tab/>Hozzuk létre az új felhasználót</text:p>
      <text:p text:style-name="P4"><text:tab/></text:p>
      <text:p text:style-name="P15">postgres=# CREATE USER tdc PASSWORD 'tdc';<text:tab/></text:p>
      <text:p text:style-name="P4"/>
      <text:p text:style-name="P4"><text:tab/>Kiléphetünk</text:p>
      <text:p text:style-name="P4"><text:tab/></text:p>
      <text:p text:style-name="P15">postgres=# \q</text:p>
      <text:p text:style-name="P4"/>
      <text:p text:style-name="P30"><text:s text:c="3"/>f. Ha szeretnél "posgres" felhasználóval belépni a Web-es felületen, akkor automatikusan ez nem lehet, mert biztonsági okokból a rendszer nem engedi "Login disallowed for security reasons". Ezért a következőt kel ltenni: </text:p>
      <text:p text:style-name="P31">A /etc/phppgadmin/<text:span text:style-name="T5">config.inc.php</text:span> fajlban csereld ki a kovetkezo sort az ezt kovetkezovel:</text:p>
      <text:p text:style-name="P4"><text:s text:c="14"/></text:p>
      <text:p text:style-name="P14"><text:s/><text:span text:style-name="T3"><text:s text:c="6"/>$conf['extra_login_security'] = true;</text:span></text:p>
      <text:p text:style-name="P15"><text:s text:c="7"/></text:p>
      <text:p text:style-name="P15"><text:s text:c="7"/>$conf['extra_login_security'] = false;</text:p>
      <text:p text:style-name="P4"/>
      <text:p text:style-name="P4"><text:s text:c="4"/>g. Inditsd újra az adatbázis szervert</text:p>
      <text:p text:style-name="P4"><text:s text:c="4"/></text:p>
      <text:p text:style-name="P14"><text:tab/><text:span text:style-name="T3">sudo /etc/init.d/postgresql-8.4 restart</text:span></text:p>
      <text:p text:style-name="P2"/>
      <text:p text:style-name="P2"/>
      <text:p text:style-name="P2"/>
      <text:p text:style-name="P23">6. PostGIS Belső beállítások</text:p>
      <text:p text:style-name="P2"/>
      <text:p text:style-name="P4"><text:s text:c="2"/>a. GIS template letrehozasa. Elkészítünk egy template_postgis temlate táblát, ami alapján majd elkészítjük a saját GIS táblánkat</text:p>
      <text:p text:style-name="P4"><text:s text:c="4"/></text:p>
      <text:p text:style-name="P8">sudo su postgres</text:p>
      <text:p text:style-name="P8">createdb template_postgis</text:p>
      <text:p text:style-name="P8">psql -q -d <text:span text:style-name="T5">template_postgis</text:span> -f /usr/share/postgresql/9.1/contrib/postgis-2.0/postgis.sql</text:p>
      <text:p text:style-name="P8">psql -q -d <text:span text:style-name="T5">template_postgis</text:span> -f /usr/share/postgresql/9.1/contrib/postgis-2.0/spatial_ref_sys.sql</text:p>
      <text:p text:style-name="P8">psql -q -d <text:span text:style-name="T5">template_postgis</text:span> -f /usr/share/postgresql/9.1/contrib/postgis-2.0/postgis_comments.sql</text:p>
      <text:p text:style-name="P8"><text:span text:style-name="T9">psql -q -d </text:span><text:span text:style-name="T10">template_postgis</text:span><text:span text:style-name="T9"> -f /usr/share/postgresql/9.1/contrib/postgis-2.0/legacy_minimal.sql <text:s text:c="3"/></text:span><text:span text:style-name="T7"><text:s/></text:span><text:span text:style-name="T8">#ez azert kell, mert megvaltoztak a fv nevek</text:span></text:p>
      <text:p text:style-name="P8">psql -q -d <text:span text:style-name="T5">template_postgis</text:span> -f /usr/share/postgresql/9.1/contrib/postgis-2.0/topology.sql</text:p>
      <text:p text:style-name="P8"><text:s text:c="4"/>cat &lt;&lt;EOS | psql -d template_postgis</text:p>
      <text:p text:style-name="P8"><text:s text:c="8"/>UPDATE pg_database SET datistemplate = TRUE WHERE datname = 'template_postgis';</text:p>
      <text:p text:style-name="P8"><text:s text:c="8"/>REVOKE ALL ON SCHEMA public FROM public;</text:p>
      <text:p text:style-name="P8"><text:s text:c="8"/>GRANT USAGE ON SCHEMA public TO public;</text:p>
      <text:p text:style-name="P8"><text:s text:c="8"/>GRANT ALL ON SCHEMA public TO postgres;</text:p>
      <text:p text:style-name="P8"><text:s text:c="8"/>GRANT SELECT, UPDATE, INSERT, DELETE</text:p>
      <text:p text:style-name="P8"><text:s text:c="10"/>ON TABLE public.geometry_columns TO PUBLIC;</text:p>
      <text:p text:style-name="P8"><text:s text:c="10"/>GRANT SELECT, UPDATE, INSERT, DELETE</text:p>
      <text:p text:style-name="P8"><text:s text:c="12"/>ON TABLE public.spatial_ref_sys TO PUBLIC;</text:p>
      <text:p text:style-name="P8">EOS</text:p>
      <text:p text:style-name="P4"/>
      <text:p text:style-name="P4"><text:s text:c="4"/>d. Allitsuk be a jelszot a tdc felhasznalo szamara</text:p>
      <text:p text:style-name="P4"><text:s text:c="4"/></text:p>
      <text:p text:style-name="P20">sudo su postgres -c psql</text:p>
      <text:p text:style-name="P20">postgres=# \c template_postgis <text:s text:c="18"/></text:p>
      <text:p text:style-name="P20">template_postgis=# ALTER USER <text:s/>tdc WITH PASSWORD 'uj_password';</text:p>
      <text:p text:style-name="P20">template_postgis=# \q</text:p>
      <text:p text:style-name="P4"/>
      <text:p text:style-name="P4"><text:s text:c="4"/>e. Keszitsunk egy GIS adatbazist a GIS template alapjan</text:p>
      <text:p text:style-name="P4"><text:s text:c="4"/></text:p>
      <text:p text:style-name="P22">sudo su postgres<text:tab/>#ha postgres-kent vagyok bejelentkezve, akkor nem kell</text:p>
      <text:p text:style-name="P22">createdb --template template_postgis test_gis</text:p>
      <text:p text:style-name="P4"><text:s text:c="4"/>f. Teszteljuk le az uj adatbazist a verzio szam kiiras fuggveny segitsegevel</text:p>
      <text:p text:style-name="P4"/>
      <text:p text:style-name="P21">sudo su postgres <text:s text:c="7"/>#ha postgres-kent vagyok bejelentkezve, akkor nem kell</text:p>
      <text:p text:style-name="P21">psql -d test_gis -<text:span text:style-name="T5">c</text:span> "select postgis_lib_version();"</text:p>
      <text:p text:style-name="P1"/>
      <text:p text:style-name="P2">7. postgresql problema-megoldasok</text:p>
      <text:p text:style-name="P4"/>
      <text:p text:style-name="P4"><text:s text:c="4"/>a. Elfelejted a jelszot</text:p>
      <text:p text:style-name="P26">A /etc/postgresql/8.4/main/<text:span text:style-name="T5">pg_hba.conf</text:span> fajlba a csereld ki a kovetkezo sort az ezt kovetovel es akkor jelszo nelkul lephetsz be</text:p>
      <text:p text:style-name="P4"><text:tab/></text:p>
      <text:p text:style-name="P8">host all all 127.0.0.1/32 md5</text:p>
      <text:p text:style-name="P8"><text:tab/></text:p>
      <text:p text:style-name="P8">host all all 127.0.0.1/32 trust<text:tab/></text:p>
      <text:p text:style-name="P4"/>
      <text:p text:style-name="P4"><text:s text:c="4"/>b. phpPgAdmin hasznalataval kivansz adatbaziskezelest vegezni de nem enged be a "posgres" user-rel, </text:p>
      <text:p text:style-name="P4"><text:s text:c="7"/>"Login disallowed for security reasons" uzenettel.</text:p>
      <text:p text:style-name="P4"><text:s text:c="7"/>A /etc/phppgadmin/<text:span text:style-name="T5">config.inc.php</text:span> fajlban csereld ki a kovetkezo sort az ezt kovetkezovel:</text:p>
      <text:p text:style-name="P4"><text:s text:c="14"/></text:p>
      <text:p text:style-name="P14"><text:s/><text:span text:style-name="T3"><text:s text:c="6"/>$conf['extra_login_security'] = true;</text:span></text:p>
      <text:p text:style-name="P15"><text:s text:c="7"/></text:p>
      <text:p text:style-name="P15"><text:s text:c="7"/>$conf['extra_login_security'] = false;</text:p>
      <text:p text:style-name="P6"><text:s text:c="7"/></text:p>
      <text:p text:style-name="P4"/>
      <text:p text:style-name="P24"/>
      <text:p text:style-name="P24"/>
      <text:p text:style-name="P24"/>
      <text:p text:style-name="P24"/>
      <text:p text:style-name="P25"/>
      <text:p text:style-name="P2"/>
      <text:p text:style-name="P34"><text:soft-page-break/><text:span text:style-name="T5">8. GIS kezeles</text:span></text:p>
      <text:p text:style-name="P4"><text:s text:c="4"/></text:p>
      <text:p text:style-name="P4"><text:s text:c="4"/>a. GIS tabla letrehozasa</text:p>
      <text:p text:style-name="P17">create table gtest( id int4, name varchar(20) );</text:p>
      <text:p text:style-name="P17">select AddGeometryColumn( '', 'gtest', 'geom', -1, 'LINESTRING', 2 );</text:p>
      <text:p text:style-name="P4"><text:s text:c="4"/></text:p>
      <text:p text:style-name="P4"><text:s text:c="4"/>b. Vonal objekutm beszurasa</text:p>
      <text:p text:style-name="P21">insert into gtest(id, name, geom) values (1, 'First Geometry', GeomFromText( 'LINESTRING( 2 3, 4 5, 6 5 )', -1));</text:p>
      <text:p text:style-name="P4"><text:s text:c="4"/></text:p>
      <text:p text:style-name="P4"><text:s text:c="4"/>c. GIS adatok megtekintese</text:p>
      <text:p text:style-name="P15">select id, name, AsText(geom) AS geom FROM gtest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5">a php_mapscript.so betoltese dinamikusan a dl() fg segitsegevel tobbe mar nem lehetseges. Ezert a megoldas hogy a</text:p>
      <text:p text:style-name="P5">/etc/php5/conf.d konyvtarba el kell helyezni egy ini kiterjesztesu fajlt, aminek a tartalma:</text:p>
      <text:p text:style-name="P5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19:52:57</meta:creation-date>
    <dc:date>2012-09-26T21:37:36</dc:date>
    <meta:editing-duration>PT16H24M37S</meta:editing-duration>
    <meta:editing-cycles>76</meta:editing-cycles>
    <meta:generator>LibreOffice/3.5$Linux_x86 LibreOffice_project/350m1$Build-2</meta:generator>
    <meta:document-statistic meta:table-count="0" meta:image-count="0" meta:object-count="0" meta:page-count="5" meta:paragraph-count="192" meta:word-count="956" meta:character-count="8205" meta:non-whitespace-character-count="6896"/>
  </office:meta>
</office:document-meta>
</file>